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0x50_random_values_BinarySearchTree_resul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87" calcext:value-type="float">
            <text:p>6587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135" calcext:value-type="float">
            <text:p>8135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1298" calcext:value-type="float">
            <text:p>11298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497" calcext:value-type="float">
            <text:p>1649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157" calcext:value-type="float">
            <text:p>21157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6249" calcext:value-type="float">
            <text:p>26249</text:p>
          </table:table-cell>
          <table:table-cell table:number-columns-repeated="3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9565" calcext:value-type="float">
            <text:p>29565</text:p>
          </table:table-cell>
          <table:table-cell table:number-columns-repeated="3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3544" calcext:value-type="float">
            <text:p>33544</text:p>
          </table:table-cell>
          <table:table-cell table:number-columns-repeated="3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7629" calcext:value-type="float">
            <text:p>37629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9154" calcext:value-type="float">
            <text:p>49154</text:p>
          </table:table-cell>
          <table:table-cell table:number-columns-repeated="3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47145" calcext:value-type="float">
            <text:p>47145</text:p>
          </table:table-cell>
          <table:table-cell table:number-columns-repeated="3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61278" calcext:value-type="float">
            <text:p>61278</text:p>
          </table:table-cell>
          <table:table-cell table:number-columns-repeated="3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3202" calcext:value-type="float">
            <text:p>83202</text:p>
          </table:table-cell>
          <table:table-cell table:number-columns-repeated="3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24090" calcext:value-type="float">
            <text:p>124090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4134" calcext:value-type="float">
            <text:p>104134</text:p>
          </table:table-cell>
          <table:table-cell table:number-columns-repeated="3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9512" calcext:value-type="float">
            <text:p>89512</text:p>
          </table:table-cell>
          <table:table-cell table:number-columns-repeated="3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97876" calcext:value-type="float">
            <text:p>97876</text:p>
          </table:table-cell>
          <table:table-cell table:number-columns-repeated="3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09472" calcext:value-type="float">
            <text:p>109472</text:p>
          </table:table-cell>
          <table:table-cell table:number-columns-repeated="3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27364" calcext:value-type="float">
            <text:p>127364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05919" calcext:value-type="float">
            <text:p>205919</text:p>
          </table:table-cell>
          <table:table-cell table:number-columns-repeated="3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36431" calcext:value-type="float">
            <text:p>136431</text:p>
          </table:table-cell>
          <table:table-cell table:number-columns-repeated="3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62672" calcext:value-type="float">
            <text:p>162672</text:p>
          </table:table-cell>
          <table:table-cell table:number-columns-repeated="3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94436" calcext:value-type="float">
            <text:p>194436</text:p>
          </table:table-cell>
          <table:table-cell table:number-columns-repeated="3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56210" calcext:value-type="float">
            <text:p>156210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8770" calcext:value-type="float">
            <text:p>188770</text:p>
          </table:table-cell>
          <table:table-cell table:number-columns-repeated="3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77890" calcext:value-type="float">
            <text:p>177890</text:p>
          </table:table-cell>
          <table:table-cell table:number-columns-repeated="3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87791" calcext:value-type="float">
            <text:p>187791</text:p>
          </table:table-cell>
          <table:table-cell table:number-columns-repeated="3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309495" calcext:value-type="float">
            <text:p>309495</text:p>
          </table:table-cell>
          <table:table-cell table:number-columns-repeated="3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201416" calcext:value-type="float">
            <text:p>201416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2224" calcext:value-type="float">
            <text:p>262224</text:p>
          </table:table-cell>
          <table:table-cell table:number-columns-repeated="3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247953" calcext:value-type="float">
            <text:p>247953</text:p>
          </table:table-cell>
          <table:table-cell table:number-columns-repeated="3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60304" calcext:value-type="float">
            <text:p>260304</text:p>
          </table:table-cell>
          <table:table-cell table:number-columns-repeated="3"/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269721" calcext:value-type="float">
            <text:p>269721</text:p>
          </table:table-cell>
          <table:table-cell table:number-columns-repeated="3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293928" calcext:value-type="float">
            <text:p>293928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38663" calcext:value-type="float">
            <text:p>338663</text:p>
          </table:table-cell>
          <table:table-cell table:number-columns-repeated="3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31262" calcext:value-type="float">
            <text:p>331262</text:p>
          </table:table-cell>
          <table:table-cell table:number-columns-repeated="3"/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300846" calcext:value-type="float">
            <text:p>300846</text:p>
          </table:table-cell>
          <table:table-cell table:number-columns-repeated="3"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413541" calcext:value-type="float">
            <text:p>413541</text:p>
          </table:table-cell>
          <table:table-cell table:number-columns-repeated="3"/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346398" calcext:value-type="float">
            <text:p>346398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89312" calcext:value-type="float">
            <text:p>389312</text:p>
          </table:table-cell>
          <table:table-cell table:number-columns-repeated="3"/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338928" calcext:value-type="float">
            <text:p>338928</text:p>
          </table:table-cell>
          <table:table-cell table:number-columns-repeated="3"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379202" calcext:value-type="float">
            <text:p>379202</text:p>
          </table:table-cell>
          <table:table-cell table:number-columns-repeated="3"/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362187" calcext:value-type="float">
            <text:p>362187</text:p>
          </table:table-cell>
          <table:table-cell table:number-columns-repeated="3"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354669" calcext:value-type="float">
            <text:p>354669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47387" calcext:value-type="float">
            <text:p>447387</text:p>
          </table:table-cell>
          <table:table-cell table:number-columns-repeated="3"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496254" calcext:value-type="float">
            <text:p>496254</text:p>
          </table:table-cell>
          <table:table-cell table:number-columns-repeated="3"/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387199" calcext:value-type="float">
            <text:p>387199</text:p>
          </table:table-cell>
          <table:table-cell table:number-columns-repeated="3"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458100" calcext:value-type="float">
            <text:p>458100</text:p>
          </table:table-cell>
          <table:table-cell table:number-columns-repeated="3"/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414383" calcext:value-type="float">
            <text:p>414383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92514" calcext:value-type="float">
            <text:p>392514</text:p>
          </table:table-cell>
          <table:table-cell table:number-columns-repeated="3"/>
        </table:table-row>
      </table:table>
      <table:table table:name="2000x50_random_values_AVLTree_results" table:style-name="ta1">
        <table:table-column table:style-name="co1" table:number-columns-repeated="2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0" calcext:value-type="float">
            <text:p>2016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011" calcext:value-type="float">
            <text:p>1401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2002" calcext:value-type="float">
            <text:p>2200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1353" calcext:value-type="float">
            <text:p>3135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247" calcext:value-type="float">
            <text:p>3924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8332" calcext:value-type="float">
            <text:p>4833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57673" calcext:value-type="float">
            <text:p>5767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4263" calcext:value-type="float">
            <text:p>6426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0934" calcext:value-type="float">
            <text:p>8093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6735" calcext:value-type="float">
            <text:p>11673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79983" calcext:value-type="float">
            <text:p>17998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51094" calcext:value-type="float">
            <text:p>151094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57036" calcext:value-type="float">
            <text:p>15703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77254" calcext:value-type="float">
            <text:p>17725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5033" calcext:value-type="float">
            <text:p>15503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75161" calcext:value-type="float">
            <text:p>175161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34840" calcext:value-type="float">
            <text:p>234840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76240" calcext:value-type="float">
            <text:p>176240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92934" calcext:value-type="float">
            <text:p>19293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36486" calcext:value-type="float">
            <text:p>236486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234683" calcext:value-type="float">
            <text:p>234683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254251" calcext:value-type="float">
            <text:p>254251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280050" calcext:value-type="float">
            <text:p>28005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284051" calcext:value-type="float">
            <text:p>28405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03822" calcext:value-type="float">
            <text:p>303822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339454" calcext:value-type="float">
            <text:p>339454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61146" calcext:value-type="float">
            <text:p>361146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402938" calcext:value-type="float">
            <text:p>402938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336194" calcext:value-type="float">
            <text:p>33619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75720" calcext:value-type="float">
            <text:p>375720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379423" calcext:value-type="float">
            <text:p>379423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368019" calcext:value-type="float">
            <text:p>368019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394621" calcext:value-type="float">
            <text:p>394621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471730" calcext:value-type="float">
            <text:p>47173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08604" calcext:value-type="float">
            <text:p>408604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394383" calcext:value-type="float">
            <text:p>394383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512407" calcext:value-type="float">
            <text:p>512407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528625" calcext:value-type="float">
            <text:p>52862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529068" calcext:value-type="float">
            <text:p>52906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53418" calcext:value-type="float">
            <text:p>453418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538077" calcext:value-type="float">
            <text:p>538077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534488" calcext:value-type="float">
            <text:p>534488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567396" calcext:value-type="float">
            <text:p>567396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534779" calcext:value-type="float">
            <text:p>53477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55977" calcext:value-type="float">
            <text:p>555977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518281" calcext:value-type="float">
            <text:p>518281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585002" calcext:value-type="float">
            <text:p>585002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595281" calcext:value-type="float">
            <text:p>595281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677534" calcext:value-type="float">
            <text:p>67753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21394" calcext:value-type="float">
            <text:p>621394</text:p>
          </table:table-cell>
        </table:table-row>
      </table:table>
      <table:table table:name="Charts" table:style-name="ta1">
        <table:shapes>
          <draw:frame draw:z-index="0" draw:style-name="gr1" draw:text-style-name="P1" svg:width="159.99mm" svg:height="89.99mm" svg:x="25.23mm" svg:y="6.58mm">
            <draw:object draw:notify-on-update-of-ranges="2000x50_random_values_BinarySearchTree_results.A1:2000x50_random_values_BinarySearchTree_results.A50 2000x50_random_values_BinarySearchTree_results.B1:2000x50_random_values_BinarySearchTree_results.B50 2000x50_random_values_AVLTree_results.B1:2000x50_random_values_AVLTree_results.B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15:26:43.174738836</dc:date>
    <meta:editing-duration>PT49M16S</meta:editing-duration>
    <meta:editing-cycles>1</meta:editing-cycles>
    <meta:document-statistic meta:table-count="3" meta:cell-count="200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6cm" svg:y="4.031cm" style:legend-expansion="high" chart:style-name="ch2"/>
        <chart:plot-area chart:style-name="ch3" table:cell-range-address="2000x50_random_values_BinarySearchTree_results.A1:2000x50_random_values_BinarySearchTree_results.B50 2000x50_random_values_AVLTree_results.B1:2000x50_random_values_AVLTree_results.B50" chart:data-source-has-labels="both" svg:x="0.32cm" svg:y="0.18cm" svg:width="11.476cm" svg:height="8.64cm">
          <chartooo:coordinate-region svg:x="1.682cm" svg:y="0.18cm" svg:width="10.114cm" svg:height="7.35cm"/>
          <chart:axis chart:dimension="x" chart:name="primary-x" chart:style-name="ch4" chartooo:axis-type="auto">
            <chartooo:date-scale/>
            <chart:categories table:cell-range-address="2000x50_random_values_BinarySearchTree_results.A1:2000x50_random_values_BinarySearchTree_results.A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000x50_random_values_BinarySearchTree_results.B1:2000x50_random_values_BinarySearchTree_results.B50" loext:label-string="binarysearchtree" chart:class="chart:line">
            <chart:data-point chart:repeated="50"/>
          </chart:series>
          <chart:series chart:style-name="ch7" chart:values-cell-range-address="2000x50_random_values_AVLTree_results.B1:2000x50_random_values_AVLTree_results.B50" loext:label-string="avltree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searchtree</text:p>
              </table:table-cell>
              <table:table-cell office:value-type="string">
                <text:p>avltree</text:p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2000x50_random_values_BinarySearchTree_results.A1:2000x50_random_values_BinarySearchTree_results.A50</svg:desc>
                </draw:g>
              </table:table-cell>
              <table:table-cell office:value-type="float" office:value="6587">
                <text:p>6587</text:p>
                <draw:g>
                  <svg:desc>2000x50_random_values_BinarySearchTree_results.B1:2000x50_random_values_BinarySearchTree_results.B50</svg:desc>
                </draw:g>
              </table:table-cell>
              <table:table-cell office:value-type="float" office:value="20160">
                <text:p>20160</text:p>
                <draw:g>
                  <svg:desc>2000x50_random_values_AVLTree_results.B1:2000x50_random_values_AVLTree_results.B50</svg:desc>
                </draw:g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135">
                <text:p>8135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1298">
                <text:p>11298</text:p>
              </table:table-cell>
              <table:table-cell office:value-type="float" office:value="22002">
                <text:p>2200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497">
                <text:p>16497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157">
                <text:p>21157</text:p>
              </table:table-cell>
              <table:table-cell office:value-type="float" office:value="39247">
                <text:p>3924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6249">
                <text:p>26249</text:p>
              </table:table-cell>
              <table:table-cell office:value-type="float" office:value="48332">
                <text:p>4833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565">
                <text:p>29565</text:p>
              </table:table-cell>
              <table:table-cell office:value-type="float" office:value="57673">
                <text:p>5767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3544">
                <text:p>33544</text:p>
              </table:table-cell>
              <table:table-cell office:value-type="float" office:value="64263">
                <text:p>6426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7629">
                <text:p>37629</text:p>
              </table:table-cell>
              <table:table-cell office:value-type="float" office:value="80934">
                <text:p>8093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9154">
                <text:p>49154</text:p>
              </table:table-cell>
              <table:table-cell office:value-type="float" office:value="116735">
                <text:p>11673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47145">
                <text:p>47145</text:p>
              </table:table-cell>
              <table:table-cell office:value-type="float" office:value="179983">
                <text:p>17998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1278">
                <text:p>61278</text:p>
              </table:table-cell>
              <table:table-cell office:value-type="float" office:value="151094">
                <text:p>15109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83202">
                <text:p>83202</text:p>
              </table:table-cell>
              <table:table-cell office:value-type="float" office:value="157036">
                <text:p>157036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24090">
                <text:p>124090</text:p>
              </table:table-cell>
              <table:table-cell office:value-type="float" office:value="177254">
                <text:p>17725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04134">
                <text:p>104134</text:p>
              </table:table-cell>
              <table:table-cell office:value-type="float" office:value="155033">
                <text:p>15503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89512">
                <text:p>89512</text:p>
              </table:table-cell>
              <table:table-cell office:value-type="float" office:value="175161">
                <text:p>175161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97876">
                <text:p>97876</text:p>
              </table:table-cell>
              <table:table-cell office:value-type="float" office:value="234840">
                <text:p>23484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09472">
                <text:p>109472</text:p>
              </table:table-cell>
              <table:table-cell office:value-type="float" office:value="176240">
                <text:p>17624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27364">
                <text:p>127364</text:p>
              </table:table-cell>
              <table:table-cell office:value-type="float" office:value="192934">
                <text:p>19293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05919">
                <text:p>205919</text:p>
              </table:table-cell>
              <table:table-cell office:value-type="float" office:value="236486">
                <text:p>236486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36431">
                <text:p>136431</text:p>
              </table:table-cell>
              <table:table-cell office:value-type="float" office:value="234683">
                <text:p>23468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62672">
                <text:p>162672</text:p>
              </table:table-cell>
              <table:table-cell office:value-type="float" office:value="254251">
                <text:p>254251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94436">
                <text:p>194436</text:p>
              </table:table-cell>
              <table:table-cell office:value-type="float" office:value="280050">
                <text:p>280050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56210">
                <text:p>156210</text:p>
              </table:table-cell>
              <table:table-cell office:value-type="float" office:value="284051">
                <text:p>28405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88770">
                <text:p>188770</text:p>
              </table:table-cell>
              <table:table-cell office:value-type="float" office:value="303822">
                <text:p>303822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77890">
                <text:p>177890</text:p>
              </table:table-cell>
              <table:table-cell office:value-type="float" office:value="339454">
                <text:p>339454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87791">
                <text:p>187791</text:p>
              </table:table-cell>
              <table:table-cell office:value-type="float" office:value="361146">
                <text:p>361146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309495">
                <text:p>309495</text:p>
              </table:table-cell>
              <table:table-cell office:value-type="float" office:value="402938">
                <text:p>402938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01416">
                <text:p>201416</text:p>
              </table:table-cell>
              <table:table-cell office:value-type="float" office:value="336194">
                <text:p>33619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62224">
                <text:p>262224</text:p>
              </table:table-cell>
              <table:table-cell office:value-type="float" office:value="375720">
                <text:p>375720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47953">
                <text:p>247953</text:p>
              </table:table-cell>
              <table:table-cell office:value-type="float" office:value="379423">
                <text:p>37942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60304">
                <text:p>260304</text:p>
              </table:table-cell>
              <table:table-cell office:value-type="float" office:value="368019">
                <text:p>368019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269721">
                <text:p>269721</text:p>
              </table:table-cell>
              <table:table-cell office:value-type="float" office:value="394621">
                <text:p>394621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293928">
                <text:p>293928</text:p>
              </table:table-cell>
              <table:table-cell office:value-type="float" office:value="471730">
                <text:p>47173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38663">
                <text:p>338663</text:p>
              </table:table-cell>
              <table:table-cell office:value-type="float" office:value="408604">
                <text:p>408604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331262">
                <text:p>331262</text:p>
              </table:table-cell>
              <table:table-cell office:value-type="float" office:value="394383">
                <text:p>394383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300846">
                <text:p>300846</text:p>
              </table:table-cell>
              <table:table-cell office:value-type="float" office:value="512407">
                <text:p>512407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413541">
                <text:p>413541</text:p>
              </table:table-cell>
              <table:table-cell office:value-type="float" office:value="528625">
                <text:p>528625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346398">
                <text:p>346398</text:p>
              </table:table-cell>
              <table:table-cell office:value-type="float" office:value="529068">
                <text:p>52906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89312">
                <text:p>389312</text:p>
              </table:table-cell>
              <table:table-cell office:value-type="float" office:value="453418">
                <text:p>453418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338928">
                <text:p>338928</text:p>
              </table:table-cell>
              <table:table-cell office:value-type="float" office:value="538077">
                <text:p>538077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379202">
                <text:p>379202</text:p>
              </table:table-cell>
              <table:table-cell office:value-type="float" office:value="534488">
                <text:p>534488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362187">
                <text:p>362187</text:p>
              </table:table-cell>
              <table:table-cell office:value-type="float" office:value="567396">
                <text:p>567396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354669">
                <text:p>354669</text:p>
              </table:table-cell>
              <table:table-cell office:value-type="float" office:value="534779">
                <text:p>53477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47387">
                <text:p>447387</text:p>
              </table:table-cell>
              <table:table-cell office:value-type="float" office:value="555977">
                <text:p>555977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496254">
                <text:p>496254</text:p>
              </table:table-cell>
              <table:table-cell office:value-type="float" office:value="518281">
                <text:p>518281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387199">
                <text:p>387199</text:p>
              </table:table-cell>
              <table:table-cell office:value-type="float" office:value="585002">
                <text:p>585002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458100">
                <text:p>458100</text:p>
              </table:table-cell>
              <table:table-cell office:value-type="float" office:value="595281">
                <text:p>595281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414383">
                <text:p>414383</text:p>
              </table:table-cell>
              <table:table-cell office:value-type="float" office:value="677534">
                <text:p>67753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92514">
                <text:p>392514</text:p>
              </table:table-cell>
              <table:table-cell office:value-type="float" office:value="621394">
                <text:p>621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